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800" officeooo:paragraph-rsid="001fb800"/>
    </style:style>
    <style:style style:name="P2" style:family="paragraph" style:parent-style-name="Standard" style:list-style-name="L1">
      <style:text-properties officeooo:rsid="001fb800" officeooo:paragraph-rsid="001fb800"/>
    </style:style>
    <style:style style:name="P3" style:family="paragraph" style:parent-style-name="Standard" style:list-style-name="L1">
      <style:text-properties officeooo:rsid="00200284" officeooo:paragraph-rsid="00200284"/>
    </style:style>
    <style:style style:name="P4" style:family="paragraph" style:parent-style-name="Standard" style:list-style-name="L1">
      <style:text-properties officeooo:rsid="00219606" officeooo:paragraph-rsid="00219606"/>
    </style:style>
    <style:style style:name="P5" style:family="paragraph" style:parent-style-name="Standard" style:list-style-name="L1">
      <style:text-properties officeooo:rsid="00219de1" officeooo:paragraph-rsid="00219de1"/>
    </style:style>
    <style:style style:name="P6" style:family="paragraph" style:parent-style-name="Standard" style:list-style-name="L1">
      <style:text-properties officeooo:rsid="0021f4d8" officeooo:paragraph-rsid="0021f4d8"/>
    </style:style>
    <style:style style:name="T1" style:family="text">
      <style:text-properties officeooo:rsid="00219606"/>
    </style:style>
    <style:style style:name="T2" style:family="text">
      <style:text-properties officeooo:rsid="0023ba05"/>
    </style:style>
    <style:style style:name="T3" style:family="text">
      <style:text-properties officeooo:rsid="0026812e"/>
    </style:style>
    <style:style style:name="T4" style:family="text">
      <style:text-properties officeooo:rsid="00269e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IO</text:p>
      <text:list xml:id="list4972119849047965389" text:style-name="L1">
        <text:list-item>
          <text:p text:style-name="P2">syntax of file IO</text:p>
          <text:list>
            <text:list-item>
              <text:p text:style-name="P2">correct way </text:p>
              <text:list>
                <text:list-item>
                  <text:p text:style-name="P2">with open(“path/to/file”, “w”) as fp:</text:p>
                </text:list-item>
              </text:list>
            </text:list-item>
            <text:list-item>
              <text:p text:style-name="P2">wrong way</text:p>
              <text:list>
                <text:list-item>
                  <text:p text:style-name="P2">fp = open(“path/to/file”, “w”)</text:p>
                </text:list-item>
              </text:list>
            </text:list-item>
          </text:list>
        </text:list-item>
        <text:list-item>
          <text:p text:style-name="P2">os.path</text:p>
          <text:list>
            <text:list-item>
              <text:p text:style-name="P2">cross platform path manipulation</text:p>
              <text:list>
                <text:list-item>
                  <text:p text:style-name="P2">construct path</text:p>
                </text:list-item>
                <text:list-item>
                  <text:p text:style-name="P2">split/extract paths</text:p>
                </text:list-item>
                <text:list-item>
                  <text:p text:style-name="P2">check path exists</text:p>
                </text:list-item>
              </text:list>
            </text:list-item>
            <text:list-item>
              <text:p text:style-name="P3">wrong way to construct a path</text:p>
              <text:list>
                <text:list-item>
                  <text:p text:style-name="P3">path_to_file = directory_path +”/”+file_name</text:p>
                </text:list-item>
                <text:list-item>
                  <text:p text:style-name="P3">path_to_file = “{}/{}”.format(directory_path, file_name)</text:p>
                </text:list-item>
              </text:list>
            </text:list-item>
            <text:list-item>
              <text:p text:style-name="P3">correct way </text:p>
              <text:list>
                <text:list-item>
                  <text:p text:style-name="P3">import os.path</text:p>
                </text:list-item>
                <text:list-item>
                  <text:p text:style-name="P3">path_to_file = os.path.join(directory_path, file_name)</text:p>
                </text:list-item>
              </text:list>
            </text:list-item>
            <text:list-item>
              <text:p text:style-name="P3">split file extention</text:p>
              <text:list>
                <text:list-item>
                  <text:p text:style-name="P3">wrong way</text:p>
                  <text:list>
                    <text:list-header>
                      <text:p text:style-name="P3">ext = path.split(“.”)[-1]</text:p>
                    </text:list-header>
                  </text:list>
                </text:list-item>
                <text:list-item>
                  <text:p text:style-name="P3">correct way </text:p>
                  <text:list>
                    <text:list-header>
                      <text:p text:style-name="P3">import os.path</text:p>
                      <text:p text:style-name="P3"/>
                      <text:p text:style-name="P3">name, extention = os.path.splitext(path_to_file) <text:s/># gets the path to file without extention</text:p>
                      <text:p text:style-name="P3"/>
                      <text:p text:style-name="P3">dname = os.path.dirname(path_to_file) <text:s/># gets directory name</text:p>
                    </text:list-header>
                  </text:list>
                </text:list-item>
              </text:list>
            </text:list-item>
            <text:list-item>
              <text:p text:style-name="P3">check if a file exists</text:p>
              <text:list>
                <text:list-item>
                  <text:p text:style-name="P3">method one</text:p>
                  <text:list>
                    <text:list-header>
                      <text:p text:style-name="P3">import os.path</text:p>
                      <text:p text:style-name="P3">if os.path.isfile(path_to_location): <text:s/># can use isfile, isdir, exists</text:p>
                    </text:list-header>
                  </text:list>
                </text:list-item>
                <text:list-item>
                  <text:p text:style-name="P3">method two Plead for <text:span text:style-name="T1">forgiveness</text:span></text:p>
                  <text:list>
                    <text:list-header>
                      <text:p text:style-name="P3">try:</text:p>
                      <text:list>
                        <text:list-header>
                          <text:p text:style-name="P3">with open(path_to_loc, “r”) as fp:</text:p>
                        </text:list-header>
                      </text:list>
                      <text:p text:style-name="P3">except ERROR</text:p>
                      <text:list text:continue-numbering="true">
                        <text:list-header>
                          <text:p text:style-name="P3">print(“error”)</text:p>
                        </text:list-header>
                      </text:list>
                    </text:list-header>
                  </text:list>
                </text:list-item>
                <text:list-item>
                  <text:p text:style-name="P4">common exceptions</text:p>
                  <text:list>
                    <text:list-item>
                      <text:p text:style-name="P4">ValueError</text:p>
                    </text:list-item>
                    <text:list-item>
                      <text:p text:style-name="P4">TypeError</text:p>
                    </text:list-item>
                    <text:list-item>
                      <text:p text:style-name="P4">SyntaxError</text:p>
                    </text:list-item>
                    <text:list-item>
                      <text:p text:style-name="P4">FileNotFoundErro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open file</text:p>
          <text:list>
            <text:list-header>
              <text:p text:style-name="P5">with open(path, made) as file_object:</text:p>
            </text:list-header>
          </text:list>
        </text:list-item>
        <text:list-item>
          <text:p text:style-name="P5">file attrributes</text:p>
          <text:list>
            <text:list-header>
              <text:p text:style-name="P5">read n number of charcaters </text:p>
              <text:p text:style-name="P5">fp.read()</text:p>
              <text:p text:style-name="P5"><text:soft-page-break/>fp.read(100)</text:p>
            </text:list-header>
            <text:list-item>
              <text:p text:style-name="P5">readlines</text:p>
            </text:list-item>
            <text:list-item>
              <text:p text:style-name="P5">write = write a str to the file </text:p>
            </text:list-item>
            <text:list-item>
              <text:p text:style-name="P5">writelines # write a list of strs to file</text:p>
            </text:list-item>
            <text:list-item>
              <text:p text:style-name="P5">file object are iterable</text:p>
              <text:list>
                <text:list-header>
                  <text:p text:style-name="P5">with open(p, ”r”) as fp</text:p>
                  <text:list>
                    <text:list-header>
                      <text:p text:style-name="P5">for line in fp:</text:p>
                    </text:list-header>
                  </text:list>
                </text:list-header>
              </text:list>
            </text:list-item>
            <text:list-item>
              <text:p text:style-name="P5">open a file and print its contents</text:p>
              <text:list>
                <text:list-header>
                  <text:p text:style-name="P5">with open(path_to _file, “r”) as fp:</text:p>
                  <text:list>
                    <text:list-header>
                      <text:p text:style-name="P5">text = fp.read()</text:p>
                      <text:p text:style-name="P5">print(text)</text:p>
                    </text:list-header>
                  </text:list>
                </text:list-header>
              </text:list>
            </text:list-item>
            <text:list-item>
              <text:p text:style-name="P5">open a file and print its lines one at a time</text:p>
              <text:list>
                <text:list-header>
                  <text:p text:style-name="P5">with open(path_to_file, “r”) as fp:</text:p>
                  <text:list>
                    <text:list-header>
                      <text:p text:style-name="P5">for li in fp:</text:p>
                      <text:list>
                        <text:list-header>
                          <text:p text:style-name="P5">print(li)</text:p>
                        </text:list-header>
                      </text:list>
                    </text:list-header>
                  </text:list>
                </text:list-header>
              </text:list>
            </text:list-item>
            <text:list-item>
              <text:p text:style-name="P5">open a file and print it<text:span text:style-name="T2">s</text:span> lines one at at time with line number</text:p>
              <text:list>
                <text:list-header>
                  <text:p text:style-name="P5">for <text:span text:style-name="T3">i</text:span> li in enumerate(fp):</text:p>
                  <text:list>
                    <text:list-header>
                      <text:p text:style-name="P5">print(i, li)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5">file output</text:p>
          <text:list>
            <text:list-item>
              <text:p text:style-name="P5">open a file and write a string</text:p>
              <text:p text:style-name="P5">with open(path, “w”) as fp:</text:p>
              <text:list>
                <text:list-header>
                  <text:p text:style-name="P5">pf.write(“hello world”)</text:p>
                </text:list-header>
              </text:list>
            </text:list-item>
            <text:list-item>
              <text:p text:style-name="P5">open a file and write each</text:p>
            </text:list-item>
          </text:list>
        </text:list-item>
        <text:list-item>
          <text:p text:style-name="P6">Modules</text:p>
          <text:list>
            <text:list-item>
              <text:p text:style-name="P6">csv = read write comma separated value</text:p>
            </text:list-item>
            <text:list-item>
              <text:p text:style-name="P6">pickle = persist (preserve) any python object</text:p>
            </text:list-item>
            <text:list-item>
              <text:p text:style-name="P6">lxml = human readable config files</text:p>
            </text:list-item>
            <text:list-item>
              <text:p text:style-name="P6">pil = python image libarary </text:p>
            </text:list-item>
          </text:list>
        </text:list-item>
        <text:list-item>
          <text:p text:style-name="P6">if you want to move/copy files use the shutil module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Vigil</meta:initial-creator>
    <meta:creation-date>2015-02-23T12:34:31.978247353</meta:creation-date>
    <dc:date>2015-02-28T16:57:58.756589741</dc:date>
    <dc:creator>Tristan Vigil</dc:creator>
    <meta:editing-duration>PT1H38M51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75" meta:word-count="359" meta:character-count="1866" meta:non-whitespace-character-count="1644"/>
  </office:meta>
</office:document-meta>
</file>